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d80" officeooo:paragraph-rsid="00096d80"/>
    </style:style>
    <style:style style:name="P2" style:family="paragraph" style:parent-style-name="Standard">
      <style:text-properties officeooo:rsid="00096d80" officeooo:paragraph-rsid="000ad069"/>
    </style:style>
    <style:style style:name="T1" style:family="text">
      <style:text-properties officeooo:rsid="000ad0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cular las raices de una ecuacion de 2ºgrado → nota media</text:p>
      <text:p text:style-name="P1"/>
      <text:p text:style-name="P1">ax*2 + bx + c</text:p>
      <text:p text:style-name="P1"/>
      <text:p text:style-name="P1">Pedir a, b y c</text:p>
      <text:p text:style-name="P1"/>
      <text:p text:style-name="P1">dos funciones → una para cada solución</text:p>
      <text:p text:style-name="P1"/>
      <text:p text:style-name="P1">si el discriminante es negativo no se puede calcular la raiz → mensaje de error</text:p>
      <text:p text:style-name="P1"/>
      <text:p text:style-name="P1">result debe mayor que 0</text:p>
      <text:p text:style-name="P1"/>
      <text:p text:style-name="P2">a no debe ser 0 </text:p>
      <text:p text:style-name="P2"><text:span text:style-name="T1">(</text:span>-<text:span text:style-name="T1">b+</text:span>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9:35:05.834209707</meta:creation-date>
    <dc:date>2020-09-28T22:48:38.555209330</dc:date>
    <meta:editing-duration>PT2H53M12S</meta:editing-duration>
    <meta:editing-cycles>1</meta:editing-cycles>
    <meta:document-statistic meta:table-count="0" meta:image-count="0" meta:object-count="0" meta:page-count="1" meta:paragraph-count="8" meta:word-count="54" meta:character-count="248" meta:non-whitespace-character-count="199"/>
    <meta:generator>LibreOffice/6.4.6.2$Linux_X86_64 LibreOffice_project/40$Build-2</meta:generator>
  </office:meta>
</office:document-meta>
</file>